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Porcentagem" style:data-style-name="N13">
      <style:table-cell-properties style:vertical-align="middle" style:repeat-content="false"/>
      <style:paragraph-properties fo:text-align="center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0" style:family="table-cell" style:parent-style-name="Porcentagem" style:data-style-name="N13">
      <style:table-cell-properties style:vertical-align="middle" fo:background-color="transparent" style:repeat-content="false"/>
      <style:paragraph-properties fo:text-align="center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A00FF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4.18041666666667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mario-optimization-analysi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3" table:number-columns-repeated="1010" table:default-cell-style-name="ce12"/>
        <table:table-column table:style-name="co15" table:number-columns-repeated="15360" table:default-cell-style-name="ce7"/>
        <table:table-row table:style-name="ro1">
          <table:table-cell table:number-columns-repeated="2" table:style-name="ce12"/>
          <table:table-cell table:number-columns-repeated="3" table:style-name="ce13"/>
          <table:table-cell table:number-columns-repeated="7" table:style-name="ce12"/>
          <table:table-cell table:number-columns-repeated="16372" table:style-name="ce7"/>
        </table:table-row>
        <table:table-row table:style-name="ro1">
          <table:table-cell office:value-type="string" table:style-name="ce12">
            <text:p>ID</text:p>
          </table:table-cell>
          <table:table-cell office:value-type="string" table:style-name="ce12">
            <text:p>Population Size</text:p>
          </table:table-cell>
          <table:table-cell office:value-type="string" table:style-name="ce13">
            <text:p>Mutation Probability</text:p>
          </table:table-cell>
          <table:table-cell office:value-type="string" table:style-name="ce13">
            <text:p>Gene Mutation Percentage</text:p>
          </table:table-cell>
          <table:table-cell office:value-type="string" table:style-name="ce13">
            <text:p>Crossover Probability</text:p>
          </table:table-cell>
          <table:table-cell office:value-type="string" table:style-name="ce12">
            <text:p>Mutation Operator</text:p>
          </table:table-cell>
          <table:table-cell office:value-type="string" table:style-name="ce12">
            <text:p>Crossover Operator</text:p>
          </table:table-cell>
          <table:table-cell office:value-type="string" table:style-name="ce12">
            <text:p>Documents</text:p>
          </table:table-cell>
          <table:table-cell office:value-type="string" table:style-name="ce12">
            <text:p>Evaluation</text:p>
          </table:table-cell>
          <table:table-cell table:style-name="ce12"/>
          <table:table-cell office:value-type="string" table:style-name="ce12">
            <text:p>Evaluation Method</text:p>
          </table:table-cell>
          <table:table-cell office:value-type="string" table:style-name="ce12">
            <text:p>Recall</text:p>
          </table:table-cell>
          <table:table-cell table:number-columns-repeated="16372" table:style-name="ce7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25" table:style-name="ce12">
            <text:p>25</text:p>
          </table:table-cell>
          <table:table-cell office:value-type="percentage" office:value="0.01" table:style-name="ce13">
            <text:p>1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6" table:style-name="ce13">
            <text:p>60%</text:p>
          </table:table-cell>
          <table:table-cell office:value-type="string" table:style-name="ce12">
            <text:p>LIMIT</text:p>
          </table:table-cell>
          <table:table-cell office:value-type="string" table:style-name="ce12">
            <text:p>GEO MEAN</text:p>
          </table:table-cell>
          <table:table-cell office:value-type="float" office:value="10" table:style-name="ce12">
            <text:p>10</text:p>
          </table:table-cell>
          <table:table-cell table:style-name="ce21"/>
          <table:table-cell table:style-name="ce12"/>
          <table:table-cell office:value-type="string" table:style-name="ce12">
            <text:p>Execution repetition</text:p>
          </table:table-cell>
          <table:table-cell office:value-type="float" office:value="4" table:style-name="ce12">
            <text:p>4</text:p>
          </table:table-cell>
          <table:table-cell table:number-columns-repeated="16372" table:style-name="ce7"/>
        </table:table-row>
        <table:table-row table:style-name="ro1">
          <table:table-cell office:value-type="float" office:value="2" table:style-name="ce7">
            <text:p>2</text:p>
          </table:table-cell>
          <table:table-cell table:style-name="ce7"/>
          <table:table-cell office:value-type="percentage" office:value="0.02" table:style-name="ce13">
            <text:p>2%</text:p>
          </table:table-cell>
          <table:table-cell table:number-columns-repeated="2" table:style-name="ce13"/>
          <table:table-cell table:number-columns-repeated="3" table:style-name="ce12"/>
          <table:table-cell table:style-name="ce14"/>
          <table:table-cell table:style-name="ce12"/>
          <table:table-cell office:value-type="string" table:style-name="ce12">
            <text:p>Elitism</text:p>
          </table:table-cell>
          <table:table-cell office:value-type="string" table:style-name="ce15">
            <text:p>TRUE</text:p>
          </table:table-cell>
          <table:table-cell table:number-columns-repeated="16372" table:style-name="ce7"/>
        </table:table-row>
        <table:table-row table:style-name="ro1">
          <table:table-cell office:value-type="float" office:value="3" table:style-name="ce7">
            <text:p>3</text:p>
          </table:table-cell>
          <table:table-cell table:style-name="ce12"/>
          <table:table-cell office:value-type="percentage" office:value="0.01" table:style-name="ce13">
            <text:p>1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7" table:style-name="ce13">
            <text:p>70%</text:p>
          </table:table-cell>
          <table:table-cell table:number-columns-repeated="3" table:style-name="ce12"/>
          <table:table-cell table:style-name="ce16"/>
          <table:table-cell table:style-name="ce12"/>
          <table:table-cell office:value-type="string" table:style-name="ce12">
            <text:p>Evaluated documents</text:p>
          </table:table-cell>
          <table:table-cell office:value-type="string" table:style-name="ce15">
            <text:p>80.00%</text:p>
          </table:table-cell>
          <table:table-cell table:number-columns-repeated="16372" table:style-name="ce7"/>
        </table:table-row>
        <table:table-row table:style-name="ro1">
          <table:table-cell office:value-type="float" office:value="4" table:style-name="ce18">
            <text:p>4</text:p>
          </table:table-cell>
          <table:table-cell office:value-type="float" office:value="25" table:style-name="ce18">
            <text:p>25</text:p>
          </table:table-cell>
          <table:table-cell office:value-type="percentage" office:value="0.02" table:style-name="ce20">
            <text:p>2%</text:p>
          </table:table-cell>
          <table:table-cell office:value-type="percentage" office:value="0.2" table:style-name="ce20">
            <text:p>20%</text:p>
          </table:table-cell>
          <table:table-cell office:value-type="percentage" office:value="0.7" table:style-name="ce20">
            <text:p>70%</text:p>
          </table:table-cell>
          <table:table-cell office:value-type="string" table:style-name="ce18">
            <text:p>LIMIT</text:p>
          </table:table-cell>
          <table:table-cell office:value-type="string" table:style-name="ce18">
            <text:p>GEO MEAN</text:p>
          </table:table-cell>
          <table:table-cell office:value-type="float" office:value="10" table:style-name="ce18">
            <text:p>10</text:p>
          </table:table-cell>
          <table:table-cell table:style-name="ce17"/>
          <table:table-cell table:style-name="ce18"/>
          <table:table-cell office:value-type="string" table:style-name="ce12">
            <text:p>Iterations</text:p>
          </table:table-cell>
          <table:table-cell office:value-type="float" office:value="30" table:style-name="ce12">
            <text:p>30</text:p>
          </table:table-cell>
          <table:table-cell table:number-columns-repeated="16372" table:style-name="ce18"/>
        </table:table-row>
        <table:table-row table:style-name="ro1">
          <table:table-cell office:value-type="float" office:value="5" table:style-name="ce18">
            <text:p>5</text:p>
          </table:table-cell>
          <table:table-cell table:style-name="ce7"/>
          <table:table-cell office:value-type="percentage" office:value="0.03" table:style-name="ce13">
            <text:p>3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7" table:style-name="ce13">
            <text:p>70%</text:p>
          </table:table-cell>
          <table:table-cell table:number-columns-repeated="3" table:style-name="ce7"/>
          <table:table-cell table:style-name="ce17"/>
          <table:table-cell table:number-columns-repeated="3" table:style-name="ce12"/>
          <table:table-cell table:number-columns-repeated="16372" table:style-name="ce7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7"/>
          <table:table-cell office:value-type="percentage" office:value="0.03" table:style-name="ce13">
            <text:p>3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7" table:style-name="ce13">
            <text:p>70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GEO MEAN</text:p>
          </table:table-cell>
          <table:table-cell table:style-name="ce7"/>
          <table:table-cell table:style-name="ce17"/>
          <table:table-cell table:number-columns-repeated="16375" table:style-name="ce18"/>
        </table:table-row>
        <table:table-row table:style-name="ro1">
          <table:table-cell office:value-type="float" office:value="7" table:style-name="ce7">
            <text:p>7</text:p>
          </table:table-cell>
          <table:table-cell table:style-name="ce7"/>
          <table:table-cell office:value-type="percentage" office:value="0.05" table:style-name="ce13">
            <text:p>5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8" table:style-name="ce13">
            <text:p>80%</text:p>
          </table:table-cell>
          <table:table-cell table:number-columns-repeated="3" table:style-name="ce7"/>
          <table:table-cell table:style-name="ce17"/>
          <table:table-cell table:number-columns-repeated="3" table:style-name="ce12"/>
          <table:table-cell table:number-columns-repeated="16372" table:style-name="ce7"/>
        </table:table-row>
        <table:table-row table:style-name="ro1">
          <table:table-cell office:value-type="float" office:value="8" table:style-name="ce7">
            <text:p>8</text:p>
          </table:table-cell>
          <table:table-cell table:style-name="ce7"/>
          <table:table-cell office:value-type="percentage" office:value="0.05" table:style-name="ce13">
            <text:p>5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6" table:style-name="ce13">
            <text:p>60%</text:p>
          </table:table-cell>
          <table:table-cell office:value-type="string" table:style-name="ce7">
            <text:p>UNIFORM</text:p>
          </table:table-cell>
          <table:table-cell office:value-type="string" table:style-name="ce7">
            <text:p>GEO MEAN</text:p>
          </table:table-cell>
          <table:table-cell table:style-name="ce12"/>
          <table:table-cell table:style-name="ce17"/>
          <table:table-cell table:number-columns-repeated="3" table:style-name="ce12"/>
          <table:table-cell table:number-columns-repeated="16372" table:style-name="ce7"/>
        </table:table-row>
        <table:table-row table:style-name="ro1">
          <table:table-cell table:number-columns-repeated="2" table:style-name="ce7"/>
          <table:table-cell table:number-columns-repeated="3" table:style-name="ce13"/>
          <table:table-cell table:number-columns-repeated="2" table:style-name="ce7"/>
          <table:table-cell table:style-name="ce12"/>
          <table:table-cell table:style-name="ce17"/>
          <table:table-cell table:number-columns-repeated="3" table:style-name="ce12"/>
          <table:table-cell table:number-columns-repeated="16372" table:style-name="ce7"/>
        </table:table-row>
        <table:table-row table:style-name="ro1">
          <table:table-cell office:value-type="float" office:value="10" table:style-name="ce7">
            <text:p>10</text:p>
          </table:table-cell>
          <table:table-cell table:style-name="ce7"/>
          <table:table-cell office:value-type="percentage" office:value="0.03" table:style-name="ce13">
            <text:p>3%</text:p>
          </table:table-cell>
          <table:table-cell office:value-type="percentage" office:value="0.2" table:style-name="ce13">
            <text:p>20%</text:p>
          </table:table-cell>
          <table:table-cell office:value-type="percentage" office:value="0.8" table:style-name="ce13">
            <text:p>80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GEO MEAN</text:p>
          </table:table-cell>
          <table:table-cell table:number-columns-repeated="5" table:style-name="ce12"/>
          <table:table-cell table:number-columns-repeated="16372" table:style-name="ce7"/>
        </table:table-row>
        <table:table-row table:style-name="ro1">
          <table:table-cell table:number-columns-repeated="2" table:style-name="ce7"/>
          <table:table-cell table:number-columns-repeated="3" table:style-name="ce13"/>
          <table:table-cell table:number-columns-repeated="2" table:style-name="ce7"/>
          <table:table-cell table:style-name="ce12"/>
          <table:table-cell table:style-name="ce19"/>
          <table:table-cell table:number-columns-repeated="16375" table:style-name="ce18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50" table:style-name="ce7">
            <text:p>50</text:p>
          </table:table-cell>
          <table:table-cell office:value-type="string" table:style-name="ce13">
            <text:p>2.5%</text:p>
          </table:table-cell>
          <table:table-cell office:value-type="percentage" office:value="0.15" table:style-name="ce13">
            <text:p>15%</text:p>
          </table:table-cell>
          <table:table-cell office:value-type="percentage" office:value="0.75" table:style-name="ce13">
            <text:p>75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GEO MEAN</text:p>
          </table:table-cell>
          <table:table-cell table:style-name="ce12"/>
          <table:table-cell table:style-name="ce7"/>
          <table:table-cell table:number-columns-repeated="3" table:style-name="ce12"/>
          <table:table-cell table:number-columns-repeated="16372" table:style-name="ce7"/>
        </table:table-row>
        <table:table-row table:style-name="ro1">
          <table:table-cell table:number-columns-repeated="2" table:style-name="ce7"/>
          <table:table-cell table:number-columns-repeated="3" table:style-name="ce13"/>
          <table:table-cell table:style-name="ce22"/>
          <table:table-cell table:style-name="ce7"/>
          <table:table-cell table:style-name="ce12"/>
          <table:table-cell table:style-name="ce7"/>
          <table:table-cell table:number-columns-repeated="3" table:style-name="ce12"/>
          <table:table-cell table:number-columns-repeated="16372" table:style-name="ce7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25" table:style-name="ce7">
            <text:p>25</text:p>
          </table:table-cell>
          <table:table-cell office:value-type="percentage" office:value="0.01" table:style-name="ce13">
            <text:p>1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9" table:style-name="ce13">
            <text:p>90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BLX-ALPHA</text:p>
          </table:table-cell>
          <table:table-cell office:value-type="float" office:value="10" table:style-name="ce12">
            <text:p>10</text:p>
          </table:table-cell>
          <table:table-cell table:number-columns-repeated="4" table:style-name="ce12"/>
          <table:table-cell table:number-columns-repeated="16372" table:style-name="ce7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25" table:style-name="ce7">
            <text:p>25</text:p>
          </table:table-cell>
          <table:table-cell office:value-type="percentage" office:value="0.05" table:style-name="ce13">
            <text:p>5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9" table:style-name="ce13">
            <text:p>90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BLX-ALPHA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number-columns-repeated="16375" table:style-name="ce7"/>
        </table:table-row>
        <table:table-row table:style-name="ro1">
          <table:table-cell office:value-type="float" office:value="42" table:style-name="ce19">
            <text:p>42</text:p>
          </table:table-cell>
          <table:table-cell office:value-type="float" office:value="25" table:style-name="ce19">
            <text:p>25</text:p>
          </table:table-cell>
          <table:table-cell office:value-type="percentage" office:value="0.05" table:style-name="ce20">
            <text:p>5%</text:p>
          </table:table-cell>
          <table:table-cell office:value-type="percentage" office:value="0.05" table:style-name="ce20">
            <text:p>5%</text:p>
          </table:table-cell>
          <table:table-cell office:value-type="percentage" office:value="0.9" table:style-name="ce20">
            <text:p>90%</text:p>
          </table:table-cell>
          <table:table-cell office:value-type="string" table:style-name="ce19">
            <text:p>LIMIT</text:p>
          </table:table-cell>
          <table:table-cell office:value-type="string" table:style-name="ce19">
            <text:p>BLX-ALPHA</text:p>
          </table:table-cell>
          <table:table-cell office:value-type="float" office:value="10" table:style-name="ce18">
            <text:p>10</text:p>
          </table:table-cell>
          <table:table-cell table:style-name="ce12"/>
          <table:table-cell table:number-columns-repeated="16375" table:style-name="ce7"/>
        </table:table-row>
        <table:table-row table:style-name="ro1">
          <table:table-cell office:value-type="float" office:value="43" table:style-name="ce7">
            <text:p>43</text:p>
          </table:table-cell>
          <table:table-cell table:style-name="ce7"/>
          <table:table-cell table:number-columns-repeated="3" table:style-name="ce13"/>
          <table:table-cell table:number-columns-repeated="2" table:style-name="ce7"/>
          <table:table-cell table:number-columns-repeated="2" table:style-name="ce12"/>
          <table:table-cell table:number-columns-repeated="16375" table:style-name="ce7"/>
        </table:table-row>
        <table:table-row table:style-name="ro1">
          <table:table-cell office:value-type="float" office:value="44" table:style-name="ce7">
            <text:p>44</text:p>
          </table:table-cell>
          <table:table-cell table:style-name="ce7"/>
          <table:table-cell table:number-columns-repeated="3" table:style-name="ce13"/>
          <table:table-cell table:number-columns-repeated="2" table:style-name="ce7"/>
          <table:table-cell table:number-columns-repeated="2" table:style-name="ce12"/>
          <table:table-cell table:number-columns-repeated="16375" table:style-name="ce7"/>
        </table:table-row>
        <table:table-row table:style-name="ro1">
          <table:table-cell office:value-type="float" office:value="45" table:style-name="ce7">
            <text:p>45</text:p>
          </table:table-cell>
          <table:table-cell table:style-name="ce7"/>
          <table:table-cell table:number-columns-repeated="3" table:style-name="ce13"/>
          <table:table-cell table:number-columns-repeated="2" table:style-name="ce7"/>
          <table:table-cell table:number-columns-repeated="2" table:style-name="ce12"/>
          <table:table-cell table:number-columns-repeated="16375" table:style-name="ce7"/>
        </table:table-row>
        <table:table-row table:style-name="ro1">
          <table:table-cell table:number-columns-repeated="2" table:style-name="ce7"/>
          <table:table-cell table:number-columns-repeated="3" table:style-name="ce13"/>
          <table:table-cell table:number-columns-repeated="4" table:style-name="ce12"/>
          <table:table-cell table:number-columns-repeated="16375" table:style-name="ce7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25" table:style-name="ce7">
            <text:p>25</text:p>
          </table:table-cell>
          <table:table-cell office:value-type="percentage" office:value="0.01" table:style-name="ce13">
            <text:p>1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9" table:style-name="ce13">
            <text:p>90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BLX-ALPHA</text:p>
          </table:table-cell>
          <table:table-cell office:value-type="float" office:value="80" table:style-name="ce7">
            <text:p>80</text:p>
          </table:table-cell>
          <table:table-cell table:style-name="ce12"/>
          <table:table-cell table:number-columns-repeated="16375" table:style-name="ce7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float" office:value="50" table:style-name="ce7">
            <text:p>50</text:p>
          </table:table-cell>
          <table:table-cell office:value-type="percentage" office:value="0.05" table:style-name="ce13">
            <text:p>5%</text:p>
          </table:table-cell>
          <table:table-cell office:value-type="percentage" office:value="0.1" table:style-name="ce13">
            <text:p>10%</text:p>
          </table:table-cell>
          <table:table-cell office:value-type="percentage" office:value="0.9" table:style-name="ce13">
            <text:p>90%</text:p>
          </table:table-cell>
          <table:table-cell office:value-type="string" table:style-name="ce7">
            <text:p>LIMIT</text:p>
          </table:table-cell>
          <table:table-cell office:value-type="string" table:style-name="ce7">
            <text:p>BLX-ALPHA</text:p>
          </table:table-cell>
          <table:table-cell office:value-type="float" office:value="80" table:style-name="ce7">
            <text:p>80</text:p>
          </table:table-cell>
          <table:table-cell table:style-name="ce12"/>
          <table:table-cell table:number-columns-repeated="16375" table:style-name="ce7"/>
        </table:table-row>
        <table:table-row table:style-name="ro1">
          <table:table-cell table:number-columns-repeated="8" table:style-name="ce7"/>
          <table:table-cell table:style-name="ce17"/>
          <table:table-cell table:number-columns-repeated="16375" table:style-name="ce7"/>
        </table:table-row>
        <table:table-row table:number-rows-repeated="3" table:style-name="ro1">
          <table:table-cell table:number-columns-repeated="8" table:style-name="ce7"/>
          <table:table-cell table:style-name="ce12"/>
          <table:table-cell table:number-columns-repeated="16375" table:style-name="ce7"/>
        </table:table-row>
        <table:table-row table:number-rows-repeated="3" table:style-name="ro1">
          <table:table-cell table:number-columns-repeated="16384" table:style-name="ce7"/>
        </table:table-row>
        <table:table-row table:style-name="ro1">
          <table:table-cell table:number-columns-repeated="8" table:style-name="ce7"/>
          <table:table-cell table:style-name="ce12"/>
          <table:table-cell table:number-columns-repeated="16375" table:style-name="ce7"/>
        </table:table-row>
        <table:table-row table:number-rows-repeated="9" table:style-name="ro1">
          <table:table-cell table:number-columns-repeated="2" table:style-name="ce7"/>
          <table:table-cell table:number-columns-repeated="6" table:style-name="ce7"/>
          <table:table-cell table:number-columns-repeated="6" table:style-name="ce12"/>
          <table:table-cell table:number-columns-repeated="16370" table:style-name="ce7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7"/>
          <table:table-cell table:number-columns-repeated="6" table:style-name="ce7"/>
          <table:table-cell table:style-name="ce12"/>
          <table:table-cell table:number-columns-repeated="16375" table:style-name="ce7"/>
        </table:table-row>
        <table:table-row table:number-rows-repeated="2" table:style-name="ro1">
          <table:table-cell table:number-columns-repeated="2" table:style-name="ce7"/>
          <table:table-cell table:number-columns-repeated="3" table:style-name="ce13"/>
          <table:table-cell table:number-columns-repeated="4" table:style-name="ce12"/>
          <table:table-cell table:number-columns-repeated="16375" table:style-name="ce7"/>
        </table:table-row>
        <table:table-row table:number-rows-repeated="2" table:style-name="ro1">
          <table:table-cell table:number-columns-repeated="2" table:style-name="ce12"/>
          <table:table-cell table:number-columns-repeated="3" table:style-name="ce13"/>
          <table:table-cell table:number-columns-repeated="4" table:style-name="ce12"/>
          <table:table-cell table:number-columns-repeated="16375" table:style-name="ce7"/>
        </table:table-row>
        <table:table-row table:number-rows-repeated="66" table:style-name="ro1">
          <table:table-cell table:number-columns-repeated="2" table:style-name="ce7"/>
          <table:table-cell table:number-columns-repeated="3" table:style-name="ce13"/>
          <table:table-cell table:number-columns-repeated="16379" table:style-name="ce7"/>
        </table:table-row>
        <table:table-row table:number-rows-repeated="7" table:style-name="ro1">
          <table:table-cell table:number-columns-repeated="2" table:style-name="ce7"/>
          <table:table-cell table:number-columns-repeated="3" table:style-name="ce13"/>
          <table:table-cell table:number-columns-repeated="4" table:style-name="ce7"/>
          <table:table-cell table:number-columns-repeated="16375"/>
        </table:table-row>
        <table:table-row table:number-rows-repeated="1048453" table:style-name="ro1">
          <table:table-cell table:number-columns-repeated="16384"/>
        </table:table-row>
      </table:table>
      <table:table table:name="without-optimization" table:style-name="ta1">
        <table:table-column table:style-name="co13" table:number-columns-repeated="10" table:default-cell-style-name="ce1"/>
        <table:table-column table:style-name="co15" table:number-columns-repeated="16374" table:default-cell-style-name="ce1"/>
        <table:table-row table:style-name="ro2">
          <table:table-cell office:value-type="string" table:number-columns-spanned="4" table:number-rows-spanned="1" table:style-name="ce9">
            <text:p>Sem otimização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4" table:number-rows-spanned="1" table:style-name="ce9">
            <text:p><text:span text:style-name="T1">Com otimização (</text:span><text:span text:style-name="T2">opt_0_fb50</text:span><text:span text:style-name="T1">)</text:span>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Measure</text:p>
          </table:table-cell>
          <table:table-cell table:number-columns-repeated="3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Measure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47749000000000003" table:style-name="ce1">
            <text:p>0,47749</text:p>
          </table:table-cell>
          <table:table-cell office:value-type="float" office:value="0.43284499999999998" table:style-name="ce1">
            <text:p>0,432845</text:p>
          </table:table-cell>
          <table:table-cell office:value-type="float" office:value="0.45326" table:style-name="ce1">
            <text:p>0,4532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.48416500000000001" table:style-name="ce1">
            <text:p>0,484165</text:p>
          </table:table-cell>
          <table:table-cell office:value-type="float" office:value="0.43689" table:style-name="ce1">
            <text:p>0,43689</text:p>
          </table:table-cell>
          <table:table-cell office:value-type="float" office:value="0.45907999999999999" table:style-name="ce1">
            <text:p>0,45908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410999999999997" table:style-name="ce1">
            <text:p>0,53411</text:p>
          </table:table-cell>
          <table:table-cell office:value-type="float" office:value="0.45519999999999999" table:style-name="ce1">
            <text:p>0,4552</text:p>
          </table:table-cell>
          <table:table-cell office:value-type="float" office:value="0.49346000000000001" table:style-name="ce1">
            <text:p>0,4934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53320000000000001" table:style-name="ce1">
            <text:p>0,5332</text:p>
          </table:table-cell>
          <table:table-cell office:value-type="float" office:value="0.46906500000000001" table:style-name="ce1">
            <text:p>0,469065</text:p>
          </table:table-cell>
          <table:table-cell office:value-type="float" office:value="0.48911500000000002" table:style-name="ce1">
            <text:p>0,489115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3442500000000004" table:style-name="ce1">
            <text:p>0,534425</text:p>
          </table:table-cell>
          <table:table-cell office:value-type="float" office:value="0.484485" table:style-name="ce1">
            <text:p>0,484485</text:p>
          </table:table-cell>
          <table:table-cell office:value-type="float" office:value="0.49900499999999998" table:style-name="ce1">
            <text:p>0,49900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2190000000000003" table:style-name="ce1">
            <text:p>0,5219</text:p>
          </table:table-cell>
          <table:table-cell office:value-type="float" office:value="0.46845500000000001" table:style-name="ce1">
            <text:p>0,468455</text:p>
          </table:table-cell>
          <table:table-cell office:value-type="float" office:value="0.49818499999999999" table:style-name="ce1">
            <text:p>0,498185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8986000000000002" table:style-name="ce1">
            <text:p>0,48986</text:p>
          </table:table-cell>
          <table:table-cell office:value-type="float" office:value="0.44100499999999998" table:style-name="ce1">
            <text:p>0,441005</text:p>
          </table:table-cell>
          <table:table-cell office:value-type="float" office:value="0.46140999999999999" table:style-name="ce1">
            <text:p>0,4614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51598999999999995" table:style-name="ce1">
            <text:p>0,51599</text:p>
          </table:table-cell>
          <table:table-cell office:value-type="float" office:value="0.42969499999999999" table:style-name="ce1">
            <text:p>0,429695</text:p>
          </table:table-cell>
          <table:table-cell office:value-type="float" office:value="0.46338000000000001" table:style-name="ce1">
            <text:p>0,46338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9138999999999999" table:style-name="ce1">
            <text:p>0,49139</text:p>
          </table:table-cell>
          <table:table-cell office:value-type="float" office:value="0.431035" table:style-name="ce1">
            <text:p>0,431035</text:p>
          </table:table-cell>
          <table:table-cell office:value-type="float" office:value="0.47108499999999998" table:style-name="ce1">
            <text:p>0,47108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046000000000001" table:style-name="ce1">
            <text:p>0,49046</text:p>
          </table:table-cell>
          <table:table-cell office:value-type="float" office:value="0.42936000000000002" table:style-name="ce1">
            <text:p>0,42936</text:p>
          </table:table-cell>
          <table:table-cell office:value-type="float" office:value="0.46248" table:style-name="ce1">
            <text:p>0,462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0.49138999999999999" table:formula="of:=MEDIAN([.B3:.B7])" table:style-name="ce1">
            <text:p>0,49139</text:p>
          </table:table-cell>
          <table:table-cell office:value-type="float" office:value="0.44100499999999998" table:formula="of:=MEDIAN([.C3:.C7])" table:style-name="ce1">
            <text:p>0,441005</text:p>
          </table:table-cell>
          <table:table-cell office:value-type="float" office:value="0.47108499999999998" table:formula="of:=MEDIAN([.D3:.D7])" table:style-name="ce1">
            <text:p>0,471085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float" office:value="0.51598999999999995" table:formula="of:=MEDIAN([.H3:.H7])" table:style-name="ce1">
            <text:p>0,51599</text:p>
          </table:table-cell>
          <table:table-cell office:value-type="float" office:value="0.43689" table:formula="of:=MEDIAN([.I3:.I7])" table:style-name="ce1">
            <text:p>0,43689</text:p>
          </table:table-cell>
          <table:table-cell office:value-type="float" office:value="0.46338000000000001" table:formula="of:=MEDIAN([.J3:.J7])" table:style-name="ce1">
            <text:p>0,46338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6" table:style-name="ce1"/>
          <table:table-cell office:value-type="string" table:number-columns-spanned="4" table:number-rows-spanned="1" table:style-name="ce9">
            <text:p><text:span text:style-name="T1">Com otimização (</text:span><text:span text:style-name="T2">opt_1_fb50</text:span><text:span text:style-name="T1">)</text:span>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Measure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summm</text:p>
          </table:table-cell>
          <table:table-cell office:value-type="float" office:value="0.496" table:style-name="ce6">
            <text:p>0,496</text:p>
          </table:table-cell>
          <table:table-cell office:value-type="float" office:value="0.47499999999999998" table:style-name="ce6">
            <text:p>0,475</text:p>
          </table:table-cell>
          <table:table-cell office:value-type="float" office:value="0.46500000000000002" table:style-name="ce6">
            <text:p>0,46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.461175" table:style-name="ce1">
            <text:p>0,461175</text:p>
          </table:table-cell>
          <table:table-cell office:value-type="float" office:value="0.42719000000000001" table:style-name="ce1">
            <text:p>0,42719</text:p>
          </table:table-cell>
          <table:table-cell office:value-type="float" office:value="0.44457000000000002" table:style-name="ce1">
            <text:p>0,44457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.49138999999999999" table:style-name="ce1">
            <text:p>0,49139</text:p>
          </table:table-cell>
          <table:table-cell office:value-type="float" office:value="0.44100499999999998" table:style-name="ce1">
            <text:p>0,441005</text:p>
          </table:table-cell>
          <table:table-cell office:value-type="float" office:value="0.47108499999999998" table:style-name="ce1">
            <text:p>0,471085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.52195999999999998" table:style-name="ce1">
            <text:p>0,52196</text:p>
          </table:table-cell>
          <table:table-cell office:value-type="float" office:value="0.471835" table:style-name="ce1">
            <text:p>0,471835</text:p>
          </table:table-cell>
          <table:table-cell office:value-type="float" office:value="0.49638500000000002" table:style-name="ce1">
            <text:p>0,496385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.47185500000000002" table:style-name="ce1">
            <text:p>0,471855</text:p>
          </table:table-cell>
          <table:table-cell office:value-type="float" office:value="0.43158999999999997" table:style-name="ce1">
            <text:p>0,43159</text:p>
          </table:table-cell>
          <table:table-cell office:value-type="float" office:value="0.44463000000000003" table:style-name="ce1">
            <text:p>0,44463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office:value-type="float" office:value="0.48092000000000001" table:style-name="ce1">
            <text:p>0,48092</text:p>
          </table:table-cell>
          <table:table-cell office:value-type="float" office:value="0.43557000000000001" table:style-name="ce1">
            <text:p>0,43557</text:p>
          </table:table-cell>
          <table:table-cell office:value-type="float" office:value="0.44991999999999999" table:style-name="ce1">
            <text:p>0,44992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string" table:style-name="ce1">
            <text:p>AVERAGE</text:p>
          </table:table-cell>
          <table:table-cell office:value-type="float" office:value="0.48092000000000001" table:formula="of:=MEDIAN([.H13:.H17])" table:style-name="ce1">
            <text:p>0,48092</text:p>
          </table:table-cell>
          <table:table-cell office:value-type="float" office:value="0.43557000000000001" table:formula="of:=MEDIAN([.I13:.I17])" table:style-name="ce1">
            <text:p>0,43557</text:p>
          </table:table-cell>
          <table:table-cell office:value-type="float" office:value="0.44991999999999999" table:formula="of:=MEDIAN([.J13:.J17])" table:style-name="ce1">
            <text:p>0,44992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6"/>
          <table:table-cell office:value-type="string" table:number-columns-spanned="4" table:number-rows-spanned="1" table:style-name="ce9">
            <text:p><text:span text:style-name="T1">Com otimização (</text:span><text:span text:style-name="T2">opt_2_fb50</text:span><text:span text:style-name="T1">)</text:span>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Measure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0" table:style-name="ce1">
            <text:p>0</text:p>
          </table:table-cell>
          <table:table-cell office:value-type="float" office:value="0.50009499999999996" table:style-name="ce1">
            <text:p>0,500095</text:p>
          </table:table-cell>
          <table:table-cell office:value-type="float" office:value="0.45888499999999999" table:style-name="ce1">
            <text:p>0,458885</text:p>
          </table:table-cell>
          <table:table-cell office:value-type="float" office:value="0.48305500000000001" table:style-name="ce1">
            <text:p>0,48305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float" office:value="0.50770499999999996" table:style-name="ce1">
            <text:p>0,507705</text:p>
          </table:table-cell>
          <table:table-cell office:value-type="float" office:value="0.44557000000000002" table:style-name="ce1">
            <text:p>0,44557</text:p>
          </table:table-cell>
          <table:table-cell office:value-type="float" office:value="0.47445999999999999" table:style-name="ce1">
            <text:p>0,47446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2" table:style-name="ce1">
            <text:p>2</text:p>
          </table:table-cell>
          <table:table-cell office:value-type="float" office:value="0.49538500000000002" table:style-name="ce1">
            <text:p>0,495385</text:p>
          </table:table-cell>
          <table:table-cell office:value-type="float" office:value="0.46015" table:style-name="ce1">
            <text:p>0,46015</text:p>
          </table:table-cell>
          <table:table-cell office:value-type="float" office:value="0.47183000000000003" table:style-name="ce1">
            <text:p>0,47183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3" table:style-name="ce1">
            <text:p>3</text:p>
          </table:table-cell>
          <table:table-cell office:value-type="float" office:value="0.49892500000000001" table:style-name="ce1">
            <text:p>0,498925</text:p>
          </table:table-cell>
          <table:table-cell office:value-type="float" office:value="0.44361" table:style-name="ce1">
            <text:p>0,44361</text:p>
          </table:table-cell>
          <table:table-cell office:value-type="float" office:value="0.44994499999999998" table:style-name="ce1">
            <text:p>0,44994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office:value-type="float" office:value="0.49675999999999998" table:style-name="ce1">
            <text:p>0,49676</text:p>
          </table:table-cell>
          <table:table-cell office:value-type="float" office:value="0.44371500000000003" table:style-name="ce1">
            <text:p>0,443715</text:p>
          </table:table-cell>
          <table:table-cell office:value-type="float" office:value="0.458845" table:style-name="ce1">
            <text:p>0,45884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string" table:style-name="ce8">
            <text:p>AVERAGE</text:p>
          </table:table-cell>
          <table:table-cell office:value-type="float" office:value="0.49892500000000001" table:formula="of:=MEDIAN([.H22:.H26])" table:style-name="ce8">
            <text:p>0,498925</text:p>
          </table:table-cell>
          <table:table-cell office:value-type="float" office:value="0.44557000000000002" table:formula="of:=MEDIAN([.I22:.I26])" table:style-name="ce8">
            <text:p>0,44557</text:p>
          </table:table-cell>
          <table:table-cell office:value-type="float" office:value="0.47183000000000003" table:formula="of:=MEDIAN([.J22:.J26])" table:style-name="ce8">
            <text:p>0,47183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6"/>
          <table:table-cell office:value-type="string" table:number-columns-spanned="4" table:number-rows-spanned="1" table:style-name="ce9">
            <text:p><text:span text:style-name="T1">Com otimização (</text:span><text:span text:style-name="T2">opt_3_fb50</text:span><text:span text:style-name="T1">)</text:span>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Measure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0" table:style-name="ce1">
            <text:p>0</text:p>
          </table:table-cell>
          <table:table-cell office:value-type="float" office:value="0.50873999999999997" table:style-name="ce1">
            <text:p>0,50874</text:p>
          </table:table-cell>
          <table:table-cell office:value-type="float" office:value="0.44364500000000001" table:style-name="ce1">
            <text:p>0,443645</text:p>
          </table:table-cell>
          <table:table-cell office:value-type="float" office:value="0.46323500000000001" table:style-name="ce1">
            <text:p>0,46323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float" office:value="0.51808500000000002" table:style-name="ce1">
            <text:p>0,518085</text:p>
          </table:table-cell>
          <table:table-cell office:value-type="float" office:value="0.47338000000000002" table:style-name="ce1">
            <text:p>0,47338</text:p>
          </table:table-cell>
          <table:table-cell office:value-type="float" office:value="0.48818" table:style-name="ce1">
            <text:p>0,48818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2" table:style-name="ce1">
            <text:p>2</text:p>
          </table:table-cell>
          <table:table-cell office:value-type="float" office:value="0.52158000000000004" table:style-name="ce1">
            <text:p>0,52158</text:p>
          </table:table-cell>
          <table:table-cell office:value-type="float" office:value="0.46209" table:style-name="ce1">
            <text:p>0,46209</text:p>
          </table:table-cell>
          <table:table-cell office:value-type="float" office:value="0.48204000000000002" table:style-name="ce1">
            <text:p>0,48204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3" table:style-name="ce1">
            <text:p>3</text:p>
          </table:table-cell>
          <table:table-cell office:value-type="float" office:value="0.48109000000000002" table:style-name="ce1">
            <text:p>0,48109</text:p>
          </table:table-cell>
          <table:table-cell office:value-type="float" office:value="0.43640000000000001" table:style-name="ce1">
            <text:p>0,4364</text:p>
          </table:table-cell>
          <table:table-cell office:value-type="float" office:value="0.44469500000000001" table:style-name="ce1">
            <text:p>0,44469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office:value-type="float" office:value="0.51704000000000006" table:style-name="ce1">
            <text:p>0,51704</text:p>
          </table:table-cell>
          <table:table-cell office:value-type="float" office:value="0.44232500000000002" table:style-name="ce1">
            <text:p>0,442325</text:p>
          </table:table-cell>
          <table:table-cell office:value-type="float" office:value="0.46589999999999998" table:style-name="ce1">
            <text:p>0,4659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string" table:style-name="ce1">
            <text:p>AVERAGE</text:p>
          </table:table-cell>
          <table:table-cell office:value-type="float" office:value="0.51704000000000006" table:formula="of:=MEDIAN([.H32:.H36])" table:style-name="ce1">
            <text:p>0,51704</text:p>
          </table:table-cell>
          <table:table-cell office:value-type="float" office:value="0.44364500000000001" table:formula="of:=MEDIAN([.I32:.I36])" table:style-name="ce1">
            <text:p>0,443645</text:p>
          </table:table-cell>
          <table:table-cell office:value-type="float" office:value="0.46589999999999998" table:formula="of:=MEDIAN([.J32:.J36])" table:style-name="ce1">
            <text:p>0,4659</text:p>
          </table:table-cell>
          <table:table-cell table:number-columns-repeated="16374"/>
        </table:table-row>
        <table:table-row table:number-rows-repeated="1048539" table:style-name="ro1">
          <table:table-cell table:number-columns-repeated="16384"/>
        </table:table-row>
      </table:table>
      <table:table table:name="details" table:style-name="ta1">
        <table:table-column table:style-name="co13" table:number-columns-repeated="14" table:default-cell-style-name="ce1"/>
        <table:table-column table:style-name="co15" table:number-columns-repeated="1637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1</text:p>
          </table:table-cell>
          <table:table-cell table:number-columns-repeated="3" table:style-name="ce2"/>
          <table:table-cell table:style-name="ce3"/>
          <table:table-cell office:value-type="string" table:style-name="ce2">
            <text:p>Average</text:p>
          </table:table-cell>
          <table:table-cell table:number-columns-repeated="3" table:style-name="ce2"/>
          <table:table-cell office:value-type="string" table:style-name="ce2">
            <text:p>Configuration 40</text:p>
          </table:table-cell>
          <table:table-cell table:number-columns-repeated="4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4"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office:value-type="float" office:value="0.44692999999999999" table:style-name="ce2">
            <text:p>0,44693</text:p>
          </table:table-cell>
          <table:table-cell office:value-type="float" office:value="0.44450000000000001" table:style-name="ce2">
            <text:p>0,4445</text:p>
          </table:table-cell>
          <table:table-cell office:value-type="float" office:value="0.44206000000000001" table:style-name="ce2">
            <text:p>0,44206</text:p>
          </table:table-cell>
          <table:table-cell office:value-type="percentage" office:value="0.44313000000000002" table:style-name="ce3">
            <text:p>44,31%</text:p>
          </table:table-cell>
          <table:table-cell office:value-type="float" office:value="0.44381500000000002" table:formula="of:=MEDIAN([.B4:.E4])" table:style-name="ce2">
            <text:p>0,443815</text:p>
          </table:table-cell>
          <table:table-cell office:value-type="float" office:value="0.44415583333333303" table:style-name="ce2">
            <text:p>0,444155833</text:p>
          </table:table-cell>
          <table:table-cell table:style-name="ce2"/>
          <table:table-cell office:value-type="string" table:style-name="ce2">
            <text:p>set0</text:p>
          </table:table-cell>
          <table:table-cell table:number-columns-repeated="4" table:style-name="ce2"/>
          <table:table-cell office:value-type="float" office:value="0.42816833333333298" table:style-name="ce2">
            <text:p>0,4281683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office:value-type="float" office:value="0.42285" table:style-name="ce2">
            <text:p>0,42285</text:p>
          </table:table-cell>
          <table:table-cell office:value-type="float" office:value="0.43136999999999998" table:style-name="ce2">
            <text:p>0,43137</text:p>
          </table:table-cell>
          <table:table-cell office:value-type="float" office:value="0.36559000000000003" table:style-name="ce2">
            <text:p>0,36559</text:p>
          </table:table-cell>
          <table:table-cell office:value-type="percentage" office:value="0.41810999999999998" table:style-name="ce3">
            <text:p>41,81%</text:p>
          </table:table-cell>
          <table:table-cell office:value-type="float" office:value="0.42047999999999996" table:formula="of:=MEDIAN([.B5:.E5])" table:style-name="ce2">
            <text:p>0,42048</text:p>
          </table:table-cell>
          <table:table-cell office:value-type="float" office:value="0.409478333333333" table:style-name="ce2">
            <text:p>0,409478333</text:p>
          </table:table-cell>
          <table:table-cell table:style-name="ce2"/>
          <table:table-cell office:value-type="string" table:style-name="ce2">
            <text:p>set1</text:p>
          </table:table-cell>
          <table:table-cell table:number-columns-repeated="4" table:style-name="ce2"/>
          <table:table-cell office:value-type="float" office:value="0.431440833333333" table:style-name="ce2">
            <text:p>0,4314408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office:value-type="float" office:value="0.40927999999999998" table:style-name="ce2">
            <text:p>0,40928</text:p>
          </table:table-cell>
          <table:table-cell office:value-type="float" office:value="0.43369000000000002" table:style-name="ce2">
            <text:p>0,43369</text:p>
          </table:table-cell>
          <table:table-cell office:value-type="float" office:value="0.40028000000000002" table:style-name="ce2">
            <text:p>0,40028</text:p>
          </table:table-cell>
          <table:table-cell office:value-type="percentage" office:value="0.42286000000000001" table:style-name="ce3">
            <text:p>42,29%</text:p>
          </table:table-cell>
          <table:table-cell office:value-type="float" office:value="0.41607" table:formula="of:=MEDIAN([.B6:.E6])" table:style-name="ce2">
            <text:p>0,41607</text:p>
          </table:table-cell>
          <table:table-cell office:value-type="float" office:value="0.41652583333333298" table:style-name="ce2">
            <text:p>0,416525833</text:p>
          </table:table-cell>
          <table:table-cell table:style-name="ce2"/>
          <table:table-cell office:value-type="string" table:style-name="ce2">
            <text:p>set2</text:p>
          </table:table-cell>
          <table:table-cell table:number-columns-repeated="4" table:style-name="ce2"/>
          <table:table-cell office:value-type="float" office:value="0.42912583333333298" table:style-name="ce10">
            <text:p>0,4291258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office:value-type="float" office:value="0.38411000000000001" table:style-name="ce2">
            <text:p>0,38411</text:p>
          </table:table-cell>
          <table:table-cell office:value-type="float" office:value="0.38383" table:style-name="ce2">
            <text:p>0,38383</text:p>
          </table:table-cell>
          <table:table-cell office:value-type="float" office:value="0.40325" table:style-name="ce2">
            <text:p>0,40325</text:p>
          </table:table-cell>
          <table:table-cell office:value-type="percentage" office:value="0.40716999999999998" table:style-name="ce3">
            <text:p>40,72%</text:p>
          </table:table-cell>
          <table:table-cell office:value-type="float" office:value="0.39368000000000003" table:formula="of:=MEDIAN([.B7:.E7])" table:style-name="ce2">
            <text:p>0,39368</text:p>
          </table:table-cell>
          <table:table-cell office:value-type="float" office:value="0.39459" table:style-name="ce2">
            <text:p>0,39459</text:p>
          </table:table-cell>
          <table:table-cell table:style-name="ce2"/>
          <table:table-cell office:value-type="string" table:style-name="ce2">
            <text:p>set3</text:p>
          </table:table-cell>
          <table:table-cell table:number-columns-repeated="4" table:style-name="ce2"/>
          <table:table-cell office:value-type="float" office:value="0.40741833333333299" table:style-name="ce10">
            <text:p>0,407418333</text:p>
          </table:table-cell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office:value-type="float" office:value="0.41827499999999995" table:formula="of:=MEDIAN([.F4:.F7])" table:style-name="ce2">
            <text:p>0,418275</text:p>
          </table:table-cell>
          <table:table-cell office:value-type="float" office:value="0.41300208333333299" table:formula="of:=MEDIAN([.G4:.G7])" table:style-name="ce2">
            <text:p>0,413002083</text:p>
          </table:table-cell>
          <table:table-cell table:number-columns-repeated="6" table:style-name="ce2"/>
          <table:table-cell office:value-type="float" office:value="0.42864708333333301" table:formula="of:=MEDIAN([.N4:.N7])" table:style-name="ce2">
            <text:p>0,42864708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nfiguration 2</text:p>
          </table:table-cell>
          <table:table-cell table:number-columns-repeated="3" table:style-name="ce2"/>
          <table:table-cell table:style-name="ce3"/>
          <table:table-cell table:number-columns-repeated="4" table:style-name="ce2"/>
          <table:table-cell office:value-type="string" table:style-name="ce2">
            <text:p>Configuration 41</text:p>
          </table:table-cell>
          <table:table-cell table:number-columns-repeated="4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4"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office:value-type="float" office:value="0.38633000000000001" table:style-name="ce2">
            <text:p>0,38633</text:p>
          </table:table-cell>
          <table:table-cell office:value-type="float" office:value="0.42308000000000001" table:style-name="ce2">
            <text:p>0,42308</text:p>
          </table:table-cell>
          <table:table-cell office:value-type="float" office:value="0.44695000000000001" table:style-name="ce2">
            <text:p>0,44695</text:p>
          </table:table-cell>
          <table:table-cell office:value-type="percentage" office:value="0.43296000000000001" table:style-name="ce3">
            <text:p>43,30%</text:p>
          </table:table-cell>
          <table:table-cell office:value-type="float" office:value="0.42802000000000001" table:formula="of:=MEDIAN([.B11:.E11])" table:style-name="ce2">
            <text:p>0,42802</text:p>
          </table:table-cell>
          <table:table-cell office:value-type="float" office:value="0.42232916666666698" table:style-name="ce2">
            <text:p>0,422329167</text:p>
          </table:table-cell>
          <table:table-cell table:style-name="ce2"/>
          <table:table-cell office:value-type="string" table:style-name="ce2">
            <text:p>set0</text:p>
          </table:table-cell>
          <table:table-cell table:number-columns-repeated="4" table:style-name="ce1"/>
          <table:table-cell office:value-type="float" office:value="0.443363333333333" table:style-name="ce2">
            <text:p>0,4433633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office:value-type="float" office:value="0.41526999999999997" table:style-name="ce2">
            <text:p>0,41527</text:p>
          </table:table-cell>
          <table:table-cell office:value-type="float" office:value="0.43158999999999997" table:style-name="ce2">
            <text:p>0,43159</text:p>
          </table:table-cell>
          <table:table-cell office:value-type="float" office:value="0.40411000000000002" table:style-name="ce2">
            <text:p>0,40411</text:p>
          </table:table-cell>
          <table:table-cell office:value-type="percentage" office:value="0.42362" table:style-name="ce3">
            <text:p>42,36%</text:p>
          </table:table-cell>
          <table:table-cell office:value-type="float" office:value="0.41944499999999996" table:formula="of:=MEDIAN([.B12:.E12])" table:style-name="ce2">
            <text:p>0,419445</text:p>
          </table:table-cell>
          <table:table-cell office:value-type="float" office:value="0.41864750000000001" table:style-name="ce2">
            <text:p>0,4186475</text:p>
          </table:table-cell>
          <table:table-cell table:style-name="ce2"/>
          <table:table-cell office:value-type="string" table:style-name="ce2">
            <text:p>set1</text:p>
          </table:table-cell>
          <table:table-cell table:number-columns-repeated="4" table:style-name="ce2"/>
          <table:table-cell office:value-type="float" office:value="0.408054166666666" table:style-name="ce2">
            <text:p>0,4080541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office:value-type="float" office:value="0.44090000000000001" table:style-name="ce2">
            <text:p>0,4409</text:p>
          </table:table-cell>
          <table:table-cell office:value-type="float" office:value="0.41877999999999999" table:style-name="ce2">
            <text:p>0,41878</text:p>
          </table:table-cell>
          <table:table-cell office:value-type="float" office:value="0.40378999999999998" table:style-name="ce2">
            <text:p>0,40379</text:p>
          </table:table-cell>
          <table:table-cell office:value-type="percentage" office:value="0.46692" table:style-name="ce3">
            <text:p>46,69%</text:p>
          </table:table-cell>
          <table:table-cell office:value-type="float" office:value="0.42984" table:formula="of:=MEDIAN([.B13:.E13])" table:style-name="ce2">
            <text:p>0,42984</text:p>
          </table:table-cell>
          <table:table-cell office:value-type="float" office:value="0.43260083333333299" table:style-name="ce2">
            <text:p>0,432600833</text:p>
          </table:table-cell>
          <table:table-cell table:style-name="ce2"/>
          <table:table-cell office:value-type="string" table:style-name="ce2">
            <text:p>set2</text:p>
          </table:table-cell>
          <table:table-cell table:number-columns-repeated="4" table:style-name="ce2"/>
          <table:table-cell office:value-type="float" office:value="0.43185499999999999" table:style-name="ce10">
            <text:p>0,43185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office:value-type="float" office:value="0.42554999999999998" table:style-name="ce2">
            <text:p>0,42555</text:p>
          </table:table-cell>
          <table:table-cell office:value-type="float" office:value="0.40481" table:style-name="ce2">
            <text:p>0,40481</text:p>
          </table:table-cell>
          <table:table-cell office:value-type="float" office:value="0.42481000000000002" table:style-name="ce2">
            <text:p>0,42481</text:p>
          </table:table-cell>
          <table:table-cell office:value-type="percentage" office:value="0.39839000000000002" table:style-name="ce3">
            <text:p>39,84%</text:p>
          </table:table-cell>
          <table:table-cell office:value-type="float" office:value="0.41481000000000001" table:formula="of:=MEDIAN([.B14:.E14])" table:style-name="ce2">
            <text:p>0,41481</text:p>
          </table:table-cell>
          <table:table-cell office:value-type="float" office:value="0.4133925" table:style-name="ce2">
            <text:p>0,4133925</text:p>
          </table:table-cell>
          <table:table-cell table:style-name="ce2"/>
          <table:table-cell office:value-type="string" table:style-name="ce2">
            <text:p>set3</text:p>
          </table:table-cell>
          <table:table-cell table:number-columns-repeated="4" table:style-name="ce2"/>
          <table:table-cell office:value-type="float" office:value="0.403648333333333" table:style-name="ce10">
            <text:p>0,403648333</text:p>
          </table:table-cell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office:value-type="float" office:value="0.42373249999999996" table:formula="of:=MEDIAN([.F11:.F14])" table:style-name="ce2">
            <text:p>0,4237325</text:p>
          </table:table-cell>
          <table:table-cell office:value-type="float" office:value="0.42048833333333346" table:formula="of:=MEDIAN([.G11:.G14])" table:style-name="ce2">
            <text:p>0,420488333</text:p>
          </table:table-cell>
          <table:table-cell table:number-columns-repeated="6" table:style-name="ce2"/>
          <table:table-cell office:value-type="float" office:value="0.41995458333333302" table:formula="of:=MEDIAN([.N11:.N14])" table:style-name="ce2">
            <text:p>0,419954583</text:p>
          </table:table-cell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3</text:p>
          </table:table-cell>
          <table:table-cell table:number-columns-repeated="3" table:style-name="ce2"/>
          <table:table-cell table:style-name="ce3"/>
          <table:table-cell table:number-columns-repeated="4" table:style-name="ce2"/>
          <table:table-cell office:value-type="string" table:style-name="ce2">
            <text:p>Configuration 42</text:p>
          </table:table-cell>
          <table:table-cell table:number-columns-repeated="4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4"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office:value-type="float" office:value="0.44253999999999999" table:style-name="ce2">
            <text:p>0,44254</text:p>
          </table:table-cell>
          <table:table-cell office:value-type="float" office:value="0.44692999999999999" table:style-name="ce2">
            <text:p>0,44693</text:p>
          </table:table-cell>
          <table:table-cell office:value-type="float" office:value="0.48137999999999997" table:style-name="ce2">
            <text:p>0,48138</text:p>
          </table:table-cell>
          <table:table-cell office:value-type="percentage" office:value="0.42315000000000003" table:style-name="ce3">
            <text:p>42,32%</text:p>
          </table:table-cell>
          <table:table-cell office:value-type="float" office:value="0.44473499999999999" table:formula="of:=MEDIAN([.B19:.E19])" table:style-name="ce2">
            <text:p>0,444735</text:p>
          </table:table-cell>
          <table:table-cell office:value-type="float" office:value="0.44850083333333302" table:style-name="ce2">
            <text:p>0,448500833</text:p>
          </table:table-cell>
          <table:table-cell table:style-name="ce2"/>
          <table:table-cell office:value-type="string" table:style-name="ce2">
            <text:p>set0</text:p>
          </table:table-cell>
          <table:table-cell table:number-columns-repeated="4" table:style-name="ce2"/>
          <table:table-cell office:value-type="float" office:value="0.44625666666666602" table:style-name="ce2">
            <text:p>0,44625666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office:value-type="float" office:value="0.44557999999999998" table:style-name="ce2">
            <text:p>0,44558</text:p>
          </table:table-cell>
          <table:table-cell office:value-type="float" office:value="0.44350000000000001" table:style-name="ce2">
            <text:p>0,4435</text:p>
          </table:table-cell>
          <table:table-cell office:value-type="float" office:value="0.43751000000000001" table:style-name="ce2">
            <text:p>0,43751</text:p>
          </table:table-cell>
          <table:table-cell office:value-type="percentage" office:value="0.43136999999999998" table:style-name="ce3">
            <text:p>43,14%</text:p>
          </table:table-cell>
          <table:table-cell office:value-type="float" office:value="0.44050500000000004" table:formula="of:=MEDIAN([.B20:.E20])" table:style-name="ce2">
            <text:p>0,440505</text:p>
          </table:table-cell>
          <table:table-cell office:value-type="float" office:value="0.439491666666667" table:style-name="ce2">
            <text:p>0,439491667</text:p>
          </table:table-cell>
          <table:table-cell table:style-name="ce2"/>
          <table:table-cell office:value-type="string" table:style-name="ce2">
            <text:p>set1</text:p>
          </table:table-cell>
          <table:table-cell table:number-columns-repeated="4" table:style-name="ce2"/>
          <table:table-cell office:value-type="float" office:value="0.43282000000004001" table:style-name="ce2">
            <text:p>0,4328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office:value-type="float" office:value="0.35397000000000001" table:style-name="ce2">
            <text:p>0,35397</text:p>
          </table:table-cell>
          <table:table-cell office:value-type="float" office:value="0.43336999999999998" table:style-name="ce2">
            <text:p>0,43337</text:p>
          </table:table-cell>
          <table:table-cell office:value-type="float" office:value="0.44517000000000001" table:style-name="ce2">
            <text:p>0,44517</text:p>
          </table:table-cell>
          <table:table-cell office:value-type="percentage" office:value="0.45397999999999999" table:style-name="ce3">
            <text:p>45,40%</text:p>
          </table:table-cell>
          <table:table-cell office:value-type="float" office:value="0.43926999999999999" table:formula="of:=MEDIAN([.B21:.E21])" table:style-name="ce2">
            <text:p>0,43927</text:p>
          </table:table-cell>
          <table:table-cell office:value-type="float" office:value="0.42162333333333302" table:style-name="ce2">
            <text:p>0,421623333</text:p>
          </table:table-cell>
          <table:table-cell table:style-name="ce2"/>
          <table:table-cell office:value-type="string" table:style-name="ce2">
            <text:p>set2</text:p>
          </table:table-cell>
          <table:table-cell table:number-columns-repeated="4" table:style-name="ce2"/>
          <table:table-cell office:value-type="float" office:value="0.45772833333333302" table:style-name="ce10">
            <text:p>0,4577283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office:value-type="float" office:value="0.38480999999999999" table:style-name="ce2">
            <text:p>0,38481</text:p>
          </table:table-cell>
          <table:table-cell office:value-type="float" office:value="0.39116000000000001" table:style-name="ce2">
            <text:p>0,39116</text:p>
          </table:table-cell>
          <table:table-cell office:value-type="float" office:value="0.43292000000000003" table:style-name="ce2">
            <text:p>0,43292</text:p>
          </table:table-cell>
          <table:table-cell office:value-type="percentage" office:value="0.42665999999999998" table:style-name="ce3">
            <text:p>42,67%</text:p>
          </table:table-cell>
          <table:table-cell office:value-type="float" office:value="0.40891" table:formula="of:=MEDIAN([.B22:.E22])" table:style-name="ce2">
            <text:p>0,40891</text:p>
          </table:table-cell>
          <table:table-cell office:value-type="float" office:value="0.40888750000000001" table:style-name="ce2">
            <text:p>0,4088875</text:p>
          </table:table-cell>
          <table:table-cell table:style-name="ce2"/>
          <table:table-cell office:value-type="string" table:style-name="ce2">
            <text:p>set3</text:p>
          </table:table-cell>
          <table:table-cell table:number-columns-repeated="4" table:style-name="ce2"/>
          <table:table-cell office:value-type="float" office:value="0.39463666666666702" table:style-name="ce10">
            <text:p>0,394636667</text:p>
          </table:table-cell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office:value-type="float" office:value="0.43988749999999999" table:formula="of:=MEDIAN([.F19:.F22])" table:style-name="ce2">
            <text:p>0,4398875</text:p>
          </table:table-cell>
          <table:table-cell office:value-type="float" office:value="0.43055750000000004" table:formula="of:=MEDIAN([.G19:.G22])" table:style-name="ce2">
            <text:p>0,4305575</text:p>
          </table:table-cell>
          <table:table-cell table:number-columns-repeated="6" table:style-name="ce2"/>
          <table:table-cell office:value-type="float" office:value="0.43953833333335302" table:formula="of:=MEDIAN([.N19:.N22])" table:style-name="ce4">
            <text:p>0,4395383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onfiguration 4</text:p>
          </table:table-cell>
          <table:table-cell table:number-columns-repeated="3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office:value-type="float" office:value="0.43262" table:style-name="ce2">
            <text:p>0,43262</text:p>
          </table:table-cell>
          <table:table-cell office:value-type="float" office:value="0.44678000000000001" table:style-name="ce2">
            <text:p>0,44678</text:p>
          </table:table-cell>
          <table:table-cell office:value-type="float" office:value="0.42929" table:style-name="ce2">
            <text:p>0,42929</text:p>
          </table:table-cell>
          <table:table-cell office:value-type="percentage" office:value="0.44497999999999999" table:style-name="ce3">
            <text:p>44,50%</text:p>
          </table:table-cell>
          <table:table-cell office:value-type="float" office:value="0.43879999999999997" table:formula="of:=MEDIAN([.B26:.E26])" table:style-name="ce2">
            <text:p>0,4388</text:p>
          </table:table-cell>
          <table:table-cell office:value-type="float" office:value="0.438415833333333" table:style-name="ce2">
            <text:p>0,43841583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office:value-type="float" office:value="0.42879" table:style-name="ce2">
            <text:p>0,42879</text:p>
          </table:table-cell>
          <table:table-cell office:value-type="float" office:value="0.41900999999999999" table:style-name="ce2">
            <text:p>0,41901</text:p>
          </table:table-cell>
          <table:table-cell office:value-type="float" office:value="0.42859000000000003" table:style-name="ce2">
            <text:p>0,42859</text:p>
          </table:table-cell>
          <table:table-cell office:value-type="percentage" office:value="0.4264" table:style-name="ce3">
            <text:p>42,64%</text:p>
          </table:table-cell>
          <table:table-cell office:value-type="float" office:value="0.42749500000000001" table:formula="of:=MEDIAN([.B27:.E27])" table:style-name="ce2">
            <text:p>0,427495</text:p>
          </table:table-cell>
          <table:table-cell office:value-type="float" office:value="0.42570000000000002" table:style-name="ce2">
            <text:p>0,425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office:value-type="float" office:value="0.48257" table:style-name="ce2">
            <text:p>0,48257</text:p>
          </table:table-cell>
          <table:table-cell office:value-type="float" office:value="0.39187" table:style-name="ce2">
            <text:p>0,39187</text:p>
          </table:table-cell>
          <table:table-cell office:value-type="float" office:value="0.43492999999999998" table:style-name="ce2">
            <text:p>0,43493</text:p>
          </table:table-cell>
          <table:table-cell office:value-type="percentage" office:value="0.46405000000000002" table:style-name="ce3">
            <text:p>46,41%</text:p>
          </table:table-cell>
          <table:table-cell office:value-type="float" office:value="0.44949" table:formula="of:=MEDIAN([.B28:.E28])" table:style-name="ce2">
            <text:p>0,44949</text:p>
          </table:table-cell>
          <table:table-cell office:value-type="float" office:value="0.443355" table:style-name="ce2">
            <text:p>0,443355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office:value-type="float" office:value="0.42352000000000001" table:style-name="ce2">
            <text:p>0,42352</text:p>
          </table:table-cell>
          <table:table-cell office:value-type="float" office:value="0.40549000000000002" table:style-name="ce2">
            <text:p>0,40549</text:p>
          </table:table-cell>
          <table:table-cell office:value-type="float" office:value="0.37708000000000003" table:style-name="ce2">
            <text:p>0,37708</text:p>
          </table:table-cell>
          <table:table-cell office:value-type="percentage" office:value="0.35676999999999998" table:style-name="ce3">
            <text:p>35,68%</text:p>
          </table:table-cell>
          <table:table-cell office:value-type="float" office:value="0.39128499999999999" table:formula="of:=MEDIAN([.B29:.E29])" table:style-name="ce2">
            <text:p>0,391285</text:p>
          </table:table-cell>
          <table:table-cell office:value-type="float" office:value="0.39071416666666697" table:style-name="ce2">
            <text:p>0,3907141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office:value-type="float" office:value="0.43314750000000002" table:formula="of:=MEDIAN([.F26:.F29])" table:style-name="ce2">
            <text:p>0,4331475</text:p>
          </table:table-cell>
          <table:table-cell office:value-type="float" office:value="0.43205791666666649" table:formula="of:=MEDIAN([.G26:.G29])" table:style-name="ce5">
            <text:p>0,43205791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5</text:p>
          </table:table-cell>
          <table:table-cell table:number-columns-repeated="3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4649666666666699" table:style-name="ce2">
            <text:p>0,446496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4649666666666499" table:style-name="ce2">
            <text:p>0,446496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0083833333333302" table:style-name="ce10">
            <text:p>0,40083833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02301666666667" table:style-name="ce2">
            <text:p>0,402301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float" office:value="0.42439916666666599" table:formula="of:=MEDIAN([.G34:.G37])" table:style-name="ce2">
            <text:p>0,4243991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6</text:p>
          </table:table-cell>
          <table:table-cell table:number-columns-repeated="3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866191666666698" table:style-name="ce2">
            <text:p>0,43866191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8619166666667" table:style-name="ce2">
            <text:p>0,4386191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661" table:style-name="ce10">
            <text:p>0,43661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368331666666667" table:style-name="ce10">
            <text:p>0,368331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float" office:value="0.43761458333333347" table:formula="of:=MEDIAN([.G41:.G44])" table:style-name="ce4">
            <text:p>0,43761458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7</text:p>
          </table:table-cell>
          <table:table-cell table:number-columns-repeated="3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335833333333301" table:style-name="ce11">
            <text:p>0,43335833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39369916666666699" table:style-name="ce10">
            <text:p>0,3936991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590499999999999" table:style-name="ce10">
            <text:p>0,435905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39225416666666701" table:style-name="ce10">
            <text:p>0,3922541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float" office:value="0.41352875" table:formula="of:=MEDIAN([.G48:.G51])" table:style-name="ce2">
            <text:p>0,41352875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8</text:p>
          </table:table-cell>
          <table:table-cell table:number-columns-repeated="3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4952083333333298" table:style-name="ce11">
            <text:p>0,44952083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1963333333333303" table:style-name="ce10">
            <text:p>0,41963333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29941666666667" table:style-name="ce10">
            <text:p>0,429941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39446750000000003" table:style-name="ce10">
            <text:p>0,3944675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office:value-type="float" office:value="0.42478749999999998" table:formula="of:=MEDIAN([.G55:.G58])" table:style-name="ce2">
            <text:p>0,4247875</text:p>
          </table:table-cell>
          <table:table-cell table:number-columns-repeated="7" table:style-name="ce2"/>
          <table:table-cell table:number-columns-repeated="16370"/>
        </table:table-row>
        <table:table-row table:number-rows-repeated="3" table:style-name="ro1">
          <table:table-cell table:number-columns-repeated="4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number-rows-repeated="3" table:style-name="ro1">
          <table:table-cell table:number-columns-repeated="4" table:style-name="ce2"/>
          <table:table-cell table:style-name="ce3"/>
          <table:table-cell table:style-name="ce2"/>
          <table:table-cell table:style-name="ce10"/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Configuration 10</text:p>
          </table:table-cell>
          <table:table-cell table:number-columns-repeated="3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t0</text:p>
          </table:table-cell>
          <table:table-cell office:value-type="string" table:style-name="ce2">
            <text:p>it1</text:p>
          </table:table-cell>
          <table:table-cell office:value-type="string" table:style-name="ce2">
            <text:p>it2</text:p>
          </table:table-cell>
          <table:table-cell office:value-type="string" table:style-name="ce3">
            <text:p>it3</text:p>
          </table:table-cell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style-name="ce2">
            <text:p>set0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258833333333302" table:style-name="ce10">
            <text:p>0,432588333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1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33441666666667" table:style-name="ce10">
            <text:p>0,433441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2</text:p>
          </table:table-cell>
          <table:table-cell table:number-columns-repeated="3" table:style-name="ce2"/>
          <table:table-cell table:style-name="ce3"/>
          <table:table-cell table:style-name="ce2"/>
          <table:table-cell office:value-type="float" office:value="0.41089166666666699" table:style-name="ce10">
            <text:p>0,410891667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2">
            <text:p>set3</text:p>
          </table:table-cell>
          <table:table-cell table:number-columns-repeated="3" table:style-name="ce2"/>
          <table:table-cell table:style-name="ce3"/>
          <table:table-cell table:style-name="ce2"/>
          <table:table-cell table:style-name="ce10"/>
          <table:table-cell table:number-columns-repeated="7" table:style-name="ce2"/>
          <table:table-cell table:number-columns-repeated="1637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9" table:style-name="ce2"/>
          <table:table-cell table:number-columns-repeated="16370"/>
        </table:table-row>
        <table:table-row table:number-rows-repeated="1048503" table:style-name="ro1">
          <table:table-cell table:number-columns-repeated="16384"/>
        </table:table-row>
      </table:table>
      <table:database-ranges>
        <table:database-range table:target-range-address="temario-optimization-analysis.A2:temario-optimization-analysis.I24" table:name="__Anonymous_Sheet_DB__0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rcentagem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Jovani</dc:creator>
    <dc:date>2019-06-05T04:33:39Z</dc:date>
    <meta:editing-cycles>24</meta:editing-cycles>
    <meta:editing-duration>PT40574S</meta:editing-duration>
  </office:meta>
</office:document-meta>
</file>